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GB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GB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GB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GB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98" draw:master-page-name="Master1-Layout1-title-Title-Slide" presentation:presentation-page-layout-name="Master1-PPL1">
        <draw:frame draw:id="id86" presentation:style-name="a504" draw:name="Title 1" svg:x="0.79in" svg:y="1.9906in" svg:width="8.5in" svg:height="2in" presentation:class="title" presentation:placeholder="false">
          <draw:text-box>
            <text:p text:style-name="a503" text:class-names="" text:cond-style-name=""><text:span text:style-name="a499" text:class-names="">Lorem</text:span><text:span text:style-name="a500" text:class-names=""><text:s text:c="1"/></text:span><text:span text:style-name="a501" text:class-names="">Ipsum</text:span><text:span text:style-name="a502" text:class-names=""/></text:p>
          </draw:text-box>
          <svg:desc/>
        </draw:frame>
        <draw:frame draw:id="id87" presentation:style-name="a759" draw:name="Subtitle 2" svg:x="0.79in" svg:y="4.03in" svg:width="8.5in" svg:height="1in" presentation:class="subtitle" presentation:placeholder="false">
          <draw:text-box>
            <text:p text:style-name="a611" text:class-names="" text:cond-style-name=""><text:span text:style-name="a505" text:class-names="">Lorem</text:span><text:span text:style-name="a506" text:class-names=""><text:s text:c="1"/></text:span><text:span text:style-name="a507" text:class-names="">ipsum</text:span><text:span text:style-name="a508" text:class-names=""><text:s text:c="1"/></text:span><text:span text:style-name="a509" text:class-names="">dolor</text:span><text:span text:style-name="a510" text:class-names=""> sit<text:s text:c="1"/></text:span><text:span text:style-name="a511" text:class-names="">amet</text:span><text:span text:style-name="a512" text:class-names="">,<text:s text:c="1"/></text:span><text:span text:style-name="a513" text:class-names="">consectetur</text:span><text:span text:style-name="a514" text:class-names=""><text:s text:c="1"/></text:span><text:span text:style-name="a515" text:class-names="">adipiscing</text:span><text:span text:style-name="a516" text:class-names=""><text:s text:c="1"/></text:span><text:span text:style-name="a517" text:class-names="">elit</text:span><text:span text:style-name="a518" text:class-names="">.<text:s text:c="1"/></text:span><text:span text:style-name="a519" text:class-names="">Nulla</text:span><text:span text:style-name="a520" text:class-names=""><text:s text:c="1"/></text:span><text:span text:style-name="a521" text:class-names="">pretium</text:span><text:span text:style-name="a522" text:class-names=""> ac<text:s text:c="1"/></text:span><text:span text:style-name="a523" text:class-names="">metus</text:span><text:span text:style-name="a524" text:class-names=""> id<text:s text:c="1"/></text:span><text:span text:style-name="a525" text:class-names="">placerat</text:span><text:span text:style-name="a526" text:class-names="">.<text:s text:c="1"/></text:span><text:span text:style-name="a527" text:class-names="">Nulla</text:span><text:span text:style-name="a528" text:class-names=""><text:s text:c="1"/></text:span><text:span text:style-name="a529" text:class-names="">eu</text:span><text:span text:style-name="a530" text:class-names=""><text:s text:c="1"/></text:span><text:span text:style-name="a531" text:class-names="">vulputate</text:span><text:span text:style-name="a532" text:class-names=""> dui.<text:s text:c="1"/></text:span><text:span text:style-name="a533" text:class-names="">Donec</text:span><text:span text:style-name="a534" text:class-names=""><text:s text:c="1"/></text:span><text:span text:style-name="a535" text:class-names="">tristique</text:span><text:span text:style-name="a536" text:class-names=""><text:s text:c="1"/></text:span><text:span text:style-name="a537" text:class-names="">ut</text:span><text:span text:style-name="a538" text:class-names=""><text:s text:c="1"/></text:span><text:span text:style-name="a539" text:class-names="">urna</text:span><text:span text:style-name="a540" text:class-names=""> sit<text:s text:c="1"/></text:span><text:span text:style-name="a541" text:class-names="">amet</text:span><text:span text:style-name="a542" text:class-names=""><text:s text:c="1"/></text:span><text:span text:style-name="a543" text:class-names="">pellentesque</text:span><text:span text:style-name="a544" text:class-names="">. Cum<text:s text:c="1"/></text:span><text:span text:style-name="a545" text:class-names="">sociis</text:span><text:span text:style-name="a546" text:class-names=""><text:s text:c="1"/></text:span><text:span text:style-name="a547" text:class-names="">natoque</text:span><text:span text:style-name="a548" text:class-names=""><text:s text:c="1"/></text:span><text:span text:style-name="a549" text:class-names="">penatibus</text:span><text:span text:style-name="a550" text:class-names=""> et<text:s text:c="1"/></text:span><text:span text:style-name="a551" text:class-names="">magnis</text:span><text:span text:style-name="a552" text:class-names=""><text:s text:c="1"/></text:span><text:span text:style-name="a553" text:class-names="">dis</text:span><text:span text:style-name="a554" text:class-names=""> parturient<text:s text:c="1"/></text:span><text:span text:style-name="a555" text:class-names="">montes</text:span><text:span text:style-name="a556" text:class-names="">,<text:s text:c="1"/></text:span><text:span text:style-name="a557" text:class-names="">nascetur</text:span><text:span text:style-name="a558" text:class-names=""><text:s text:c="1"/></text:span><text:span text:style-name="a559" text:class-names="">ridiculus</text:span><text:span text:style-name="a560" text:class-names=""> mus.<text:s text:c="1"/></text:span><text:span text:style-name="a561" text:class-names="">Vestibulum</text:span><text:span text:style-name="a562" text:class-names=""><text:s text:c="1"/></text:span><text:span text:style-name="a563" text:class-names="">purus</text:span><text:span text:style-name="a564" text:class-names=""> magna,<text:s text:c="1"/></text:span><text:span text:style-name="a565" text:class-names="">laoreet</text:span><text:span text:style-name="a566" text:class-names=""><text:s text:c="1"/></text:span><text:span text:style-name="a567" text:class-names="">vel</text:span><text:span text:style-name="a568" text:class-names=""><text:s text:c="1"/></text:span><text:span text:style-name="a569" text:class-names="">venenatis</text:span><text:span text:style-name="a570" text:class-names=""><text:s text:c="1"/></text:span><text:span text:style-name="a571" text:class-names="">sed</text:span><text:span text:style-name="a572" text:class-names="">,<text:s text:c="1"/></text:span><text:span text:style-name="a573" text:class-names="">mattis</text:span><text:span text:style-name="a574" text:class-names=""> at dui.<text:s text:c="1"/></text:span><text:span text:style-name="a575" text:class-names="">Suspendisse</text:span><text:span text:style-name="a576" text:class-names=""><text:s text:c="1"/></text:span><text:span text:style-name="a577" text:class-names="">potenti</text:span><text:span text:style-name="a578" text:class-names="">.<text:s text:c="1"/></text:span><text:span text:style-name="a579" text:class-names="">Sed</text:span><text:span text:style-name="a580" text:class-names=""><text:s text:c="1"/></text:span><text:span text:style-name="a581" text:class-names="">tempor</text:span><text:span text:style-name="a582" text:class-names="">,<text:s text:c="1"/></text:span><text:span text:style-name="a583" text:class-names="">justo</text:span><text:span text:style-name="a584" text:class-names=""><text:s text:c="1"/></text:span><text:span text:style-name="a585" text:class-names="">vel</text:span><text:span text:style-name="a586" text:class-names=""><text:s text:c="1"/></text:span><text:span text:style-name="a587" text:class-names="">vestibulum</text:span><text:span text:style-name="a588" text:class-names=""><text:s text:c="1"/></text:span><text:span text:style-name="a589" text:class-names="">sagittis</text:span><text:span text:style-name="a590" text:class-names="">,<text:s text:c="1"/></text:span><text:span text:style-name="a591" text:class-names="">ipsum</text:span><text:span text:style-name="a592" text:class-names=""><text:s text:c="1"/></text:span><text:span text:style-name="a593" text:class-names="">libero</text:span><text:span text:style-name="a594" text:class-names=""><text:s text:c="1"/></text:span><text:span text:style-name="a595" text:class-names="">adipiscing</text:span><text:span text:style-name="a596" text:class-names=""><text:s text:c="1"/></text:span><text:span text:style-name="a597" text:class-names="">est</text:span><text:span text:style-name="a598" text:class-names="">,<text:s text:c="1"/></text:span><text:span text:style-name="a599" text:class-names="">vel</text:span><text:span text:style-name="a600" text:class-names=""><text:s text:c="1"/></text:span><text:span text:style-name="a601" text:class-names="">aliquet</text:span><text:span text:style-name="a602" text:class-names=""><text:s text:c="1"/></text:span><text:span text:style-name="a603" text:class-names="">massa</text:span><text:span text:style-name="a604" text:class-names=""><text:s text:c="1"/></text:span><text:span text:style-name="a605" text:class-names="">tellus</text:span><text:span text:style-name="a606" text:class-names=""><text:s text:c="1"/></text:span><text:span text:style-name="a607" text:class-names="">eu</text:span><text:span text:style-name="a608" text:class-names=""><text:s text:c="1"/></text:span><text:span text:style-name="a609" text:class-names="">risus</text:span><text:span text:style-name="a610" text:class-names="">.</text:span></text:p>
            <text:p text:style-name="a613" text:class-names="" text:cond-style-name=""><text:span text:style-name="a612" text:class-names=""/></text:p>
            <text:p text:style-name="a758" text:class-names="" text:cond-style-name=""><text:span text:style-name="a614" text:class-names="">Donec</text:span><text:span text:style-name="a615" text:class-names=""><text:s text:c="1"/></text:span><text:span text:style-name="a616" text:class-names="">ut</text:span><text:span text:style-name="a617" text:class-names=""><text:s text:c="1"/></text:span><text:span text:style-name="a618" text:class-names="">lobortis</text:span><text:span text:style-name="a619" text:class-names=""><text:s text:c="1"/></text:span><text:span text:style-name="a620" text:class-names="">erat</text:span><text:span text:style-name="a621" text:class-names="">, at<text:s text:c="1"/></text:span><text:span text:style-name="a622" text:class-names="">bibendum</text:span><text:span text:style-name="a623" text:class-names=""><text:s text:c="1"/></text:span><text:span text:style-name="a624" text:class-names="">turpis</text:span><text:span text:style-name="a625" text:class-names="">. In et<text:s text:c="1"/></text:span><text:span text:style-name="a626" text:class-names="">lorem</text:span><text:span text:style-name="a627" text:class-names=""><text:s text:c="1"/></text:span><text:span text:style-name="a628" text:class-names="">nibh</text:span><text:span text:style-name="a629" text:class-names="">.<text:s text:c="1"/></text:span><text:span text:style-name="a630" text:class-names="">Praesent</text:span><text:span text:style-name="a631" text:class-names=""><text:s text:c="1"/></text:span><text:span text:style-name="a632" text:class-names="">faucibus</text:span><text:span text:style-name="a633" text:class-names=""><text:s text:c="1"/></text:span><text:span text:style-name="a634" text:class-names="">orci</text:span><text:span text:style-name="a635" text:class-names=""><text:s text:c="1"/></text:span><text:span text:style-name="a636" text:class-names="">quis</text:span><text:span text:style-name="a637" text:class-names=""><text:s text:c="1"/></text:span><text:span text:style-name="a638" text:class-names="">luctus</text:span><text:span text:style-name="a639" text:class-names=""><text:s text:c="1"/></text:span><text:span text:style-name="a640" text:class-names="">egestas</text:span><text:span text:style-name="a641" text:class-names="">.<text:s text:c="1"/></text:span><text:span text:style-name="a642" text:class-names="">Suspendisse</text:span><text:span text:style-name="a643" text:class-names=""> vitae<text:s text:c="1"/></text:span><text:span text:style-name="a644" text:class-names="">pharetra</text:span><text:span text:style-name="a645" text:class-names=""><text:s text:c="1"/></text:span><text:span text:style-name="a646" text:class-names="">nisl</text:span><text:span text:style-name="a647" text:class-names="">.<text:s text:c="1"/></text:span><text:span text:style-name="a648" text:class-names="">Aliquam</text:span><text:span text:style-name="a649" text:class-names=""><text:s text:c="1"/></text:span><text:span text:style-name="a650" text:class-names="">viverra</text:span><text:span text:style-name="a651" text:class-names=""><text:s text:c="1"/></text:span><text:span text:style-name="a652" text:class-names="">posuere</text:span><text:span text:style-name="a653" text:class-names=""><text:s text:c="1"/></text:span><text:span text:style-name="a654" text:class-names="">orci</text:span><text:span text:style-name="a655" text:class-names=""> vitae<text:s text:c="1"/></text:span><text:span text:style-name="a656" text:class-names="">mollis</text:span><text:span text:style-name="a657" text:class-names="">.<text:s text:c="1"/></text:span><text:span text:style-name="a658" text:class-names="">Vestibulum</text:span><text:span text:style-name="a659" text:class-names=""><text:s text:c="1"/></text:span><text:span text:style-name="a660" text:class-names="">ut</text:span><text:span text:style-name="a661" text:class-names=""><text:s text:c="1"/></text:span><text:span text:style-name="a662" text:class-names="">ullamcorper</text:span><text:span text:style-name="a663" text:class-names=""><text:s text:c="1"/></text:span><text:span text:style-name="a664" text:class-names="">odio</text:span><text:span text:style-name="a665" text:class-names="">.<text:s text:c="1"/></text:span><text:span text:style-name="a666" text:class-names="">Mauris</text:span><text:span text:style-name="a667" text:class-names=""><text:s text:c="1"/></text:span><text:span text:style-name="a668" text:class-names="">nulla</text:span><text:span text:style-name="a669" text:class-names=""> quam,<text:s text:c="1"/></text:span><text:span text:style-name="a670" text:class-names="">sagittis</text:span><text:span text:style-name="a671" text:class-names=""> sit<text:s text:c="1"/></text:span><text:span text:style-name="a672" text:class-names="">amet</text:span><text:span text:style-name="a673" text:class-names=""><text:s text:c="1"/></text:span><text:span text:style-name="a674" text:class-names="">nunc</text:span><text:span text:style-name="a675" text:class-names=""><text:s text:c="1"/></text:span><text:span text:style-name="a676" text:class-names="">ut</text:span><text:span text:style-name="a677" text:class-names="">,<text:s text:c="1"/></text:span><text:span text:style-name="a678" text:class-names="">volutpat</text:span><text:span text:style-name="a679" text:class-names=""><text:s text:c="1"/></text:span><text:span text:style-name="a680" text:class-names="">iaculis</text:span><text:span text:style-name="a681" text:class-names=""><text:s text:c="1"/></text:span><text:span text:style-name="a682" text:class-names="">turpis</text:span><text:span text:style-name="a683" text:class-names="">.<text:s text:c="1"/></text:span><text:span text:style-name="a684" text:class-names="">Pellentesque</text:span><text:span text:style-name="a685" text:class-names=""><text:s text:c="1"/></text:span><text:span text:style-name="a686" text:class-names="">iaculis</text:span><text:span text:style-name="a687" text:class-names=""><text:s text:c="1"/></text:span><text:span text:style-name="a688" text:class-names="">eros</text:span><text:span text:style-name="a689" text:class-names=""> id<text:s text:c="1"/></text:span><text:span text:style-name="a690" text:class-names="">justo</text:span><text:span text:style-name="a691" text:class-names=""><text:s text:c="1"/></text:span><text:span text:style-name="a692" text:class-names="">bibendum</text:span><text:span text:style-name="a693" text:class-names=""><text:s text:c="1"/></text:span><text:span text:style-name="a694" text:class-names="">eleifend</text:span><text:span text:style-name="a695" text:class-names="">.<text:s text:c="1"/></text:span><text:span text:style-name="a696" text:class-names="">Donec</text:span><text:span text:style-name="a697" text:class-names=""><text:s text:c="1"/></text:span><text:span text:style-name="a698" text:class-names="">tincidunt</text:span><text:span text:style-name="a699" text:class-names=""><text:s text:c="1"/></text:span><text:span text:style-name="a700" text:class-names="">mattis</text:span><text:span text:style-name="a701" text:class-names=""><text:s text:c="1"/></text:span><text:span text:style-name="a702" text:class-names="">felis</text:span><text:span text:style-name="a703" text:class-names="">, ac<text:s text:c="1"/></text:span><text:span text:style-name="a704" text:class-names="">placerat</text:span><text:span text:style-name="a705" text:class-names=""><text:s text:c="1"/></text:span><text:span text:style-name="a706" text:class-names="">lectus</text:span><text:span text:style-name="a707" text:class-names=""><text:s text:c="1"/></text:span><text:span text:style-name="a708" text:class-names="">pharetra</text:span><text:span text:style-name="a709" text:class-names=""><text:s text:c="1"/></text:span><text:span text:style-name="a710" text:class-names="">ut</text:span><text:span text:style-name="a711" text:class-names="">.<text:s text:c="1"/></text:span><text:span text:style-name="a712" text:class-names="">Donec</text:span><text:span text:style-name="a713" text:class-names=""> ante mi,<text:s text:c="1"/></text:span><text:span text:style-name="a714" text:class-names="">congue</text:span><text:span text:style-name="a715" text:class-names=""><text:s text:c="1"/></text:span><text:span text:style-name="a716" text:class-names="">eu</text:span><text:span text:style-name="a717" text:class-names=""><text:s text:c="1"/></text:span><text:span text:style-name="a718" text:class-names="">pulvinar</text:span><text:span text:style-name="a719" text:class-names=""><text:s text:c="1"/></text:span><text:span text:style-name="a720" text:class-names="">scelerisque</text:span><text:span text:style-name="a721" text:class-names="">,<text:s text:c="1"/></text:span><text:span text:style-name="a722" text:class-names="">mollis</text:span><text:span text:style-name="a723" text:class-names=""><text:s text:c="1"/></text:span><text:span text:style-name="a724" text:class-names="">sed</text:span><text:span text:style-name="a725" text:class-names=""> ante. Maecenas<text:s text:c="1"/></text:span><text:span text:style-name="a726" text:class-names="">arcu</text:span><text:span text:style-name="a727" text:class-names=""><text:s text:c="1"/></text:span><text:span text:style-name="a728" text:class-names="">sapien</text:span><text:span text:style-name="a729" text:class-names="">,<text:s text:c="1"/></text:span><text:span text:style-name="a730" text:class-names="">lobortis</text:span><text:span text:style-name="a731" text:class-names=""> non<text:s text:c="1"/></text:span><text:span text:style-name="a732" text:class-names="">feugiat</text:span><text:span text:style-name="a733" text:class-names=""> sit<text:s text:c="1"/></text:span><text:span text:style-name="a734" text:class-names="">amet</text:span><text:span text:style-name="a735" text:class-names="">,<text:s text:c="1"/></text:span><text:span text:style-name="a736" text:class-names="">laoreet</text:span><text:span text:style-name="a737" text:class-names=""><text:s text:c="1"/></text:span><text:span text:style-name="a738" text:class-names="">nec</text:span><text:span text:style-name="a739" text:class-names=""><text:s text:c="1"/></text:span><text:span text:style-name="a740" text:class-names="">tortor</text:span><text:span text:style-name="a741" text:class-names="">.<text:s text:c="1"/></text:span><text:span text:style-name="a742" text:class-names="">Etiam</text:span><text:span text:style-name="a743" text:class-names=""><text:s text:c="1"/></text:span><text:span text:style-name="a744" text:class-names="">eget</text:span><text:span text:style-name="a745" text:class-names=""><text:s text:c="1"/></text:span><text:span text:style-name="a746" text:class-names="">elit</text:span><text:span text:style-name="a747" text:class-names=""> ac<text:s text:c="1"/></text:span><text:span text:style-name="a748" text:class-names="">urna</text:span><text:span text:style-name="a749" text:class-names=""><text:s text:c="1"/></text:span><text:span text:style-name="a750" text:class-names="">bibendum</text:span><text:span text:style-name="a751" text:class-names=""><text:s text:c="1"/></text:span><text:span text:style-name="a752" text:class-names="">blandit</text:span><text:span text:style-name="a753" text:class-names=""> at sit<text:s text:c="1"/></text:span><text:span text:style-name="a754" text:class-names="">amet</text:span><text:span text:style-name="a755" text:class-names=""> quam</text:span><text:span text:style-name="a756" text:class-names="">.<text:s text:c="1"/></text:span><text:span text:style-name="a757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9in" svg:y="1.9906in" svg:width="8.5in" svg:height="2in"/>
      <presentation:placeholder presentation:object="subtitle" svg:x="0.79in" svg:y="4.03in" svg:width="8.5in" svg:height="1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2" style:display-name="Title and Content">
      <presentation:placeholder presentation:object="title" svg:x="0.55in" svg:y="5.45in" svg:width="8.95in" svg:height="1.15in"/>
      <presentation:placeholder presentation:object="object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3" style:display-name="Section Header">
      <presentation:placeholder presentation:object="title" svg:x="0.51219in" svg:y="5.39in" svg:width="8.95in" svg:height="0.74in"/>
      <presentation:placeholder presentation:object="outline" svg:x="0.51219in" svg:y="6.15101in" svg:width="8.95in" svg:height="0.46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4" style:display-name="Two Content">
      <presentation:placeholder presentation:object="title" svg:x="0.55in" svg:y="5.45231in" svg:width="8.95in" svg:height="1.15in"/>
      <presentation:placeholder presentation:object="object" svg:x="0.5625in" svg:y="0.58in" svg:width="4.3in" svg:height="4.8in"/>
      <presentation:placeholder presentation:object="object" svg:x="5.20052in" svg:y="0.58in" svg:width="4.3in" svg:height="4.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5" style:display-name="Comparison">
      <presentation:placeholder presentation:object="title" svg:x="0.55in" svg:y="5.45in" svg:width="8.95in" svg:height="1.15in"/>
      <presentation:placeholder presentation:object="outline" svg:x="0.66407in" svg:y="0.63368in" svg:width="4.3in" svg:height="0.86632in"/>
      <presentation:placeholder presentation:object="outline" svg:x="5.08767in" svg:y="0.63368in" svg:width="4.3in" svg:height="0.86632in"/>
      <presentation:placeholder presentation:object="object" svg:x="0.66407in" svg:y="1.58333in" svg:width="4.3in" svg:height="3.81667in"/>
      <presentation:placeholder presentation:object="object" svg:x="5.08767in" svg:y="1.58333in" svg:width="4.3in" svg:height="3.81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6" style:display-name="Title Only">
      <presentation:placeholder presentation:object="title" svg:x="0.55in" svg:y="5.45231in" svg:width="8.95in" svg:height="1.1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7" style:display-name="Blank"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8" style:display-name="Content with Caption">
      <presentation:placeholder presentation:object="title" svg:x="6.05729in" svg:y="0.58333in" svg:width="3.25in" svg:height="1in"/>
      <presentation:placeholder presentation:object="outline" svg:x="6.05736in" svg:y="1.58334in" svg:width="3.25in" svg:height="4.59986in"/>
      <presentation:placeholder presentation:object="object" svg:x="0.83265in" svg:y="1.01722in" svg:width="5.05923in" svg:height="5.16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9" style:display-name="Picture with Caption">
      <presentation:placeholder presentation:object="title" svg:x="0.5in" svg:y="5.48125in" svg:width="9in" svg:height="1.15in"/>
      <presentation:placeholder presentation:object="outline" svg:x="7.06771in" svg:y="0.58333in" svg:width="2.45in" svg:height="4.60573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  <presentation:placeholder presentation:object="graphic" svg:x="0.46094in" svg:y="0.47656in" svg:width="6.48in" svg:height="4.75in"/>
    </style:presentation-page-layout>
    <style:presentation-page-layout style:name="Master1-PPL10" style:display-name="Title and Vertical Text">
      <presentation:placeholder presentation:object="title" svg:x="0.55in" svg:y="5.45in" svg:width="8.95in" svg:height="1.15in"/>
      <presentation:placeholder presentation:object="outline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11" style:display-name="Vertical Title and Text">
      <presentation:placeholder presentation:object="title" svg:x="7.25in" svg:y="0.58334in" svg:width="2.16667in" svg:height="5.75in"/>
      <presentation:placeholder presentation:object="outline" svg:x="0.58333in" svg:y="0.58334in" svg:width="6.5in" svg:height="5.7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default-style style:family="graphic">
      <style:graphic-properties draw:fill="solid" draw:fill-color="#f07f09" draw:opacity="100%" draw:stroke="solid" svg:stroke-width="0.04648in" svg:stroke-color="#b05c05" svg:stroke-opacity="100%"/>
    </style:default-style>
    <draw:gradient draw:name="a275" draw:style="radial" draw:cx="50%" draw:cy="175%" draw:start-color="#e1e1e1" draw:end-color="#ffffff" draw:start-intensity="100%" draw:end-intensity="100%"/>
    <draw:gradient draw:name="a459" draw:style="linear" draw:angle="0" draw:start-color="#ffffff" draw:end-color="#ffffff" draw:start-intensity="100%" draw:end-intensity="100%"/>
    <draw:gradient draw:name="a78" draw:style="radial" draw:cx="50%" draw:cy="175%" draw:start-color="#e1e1e1" draw:end-color="#ffffff" draw:start-intensity="100%" draw:end-intensity="100%"/>
    <draw:gradient draw:name="a208" draw:style="radial" draw:cx="50%" draw:cy="175%" draw:start-color="#e1e1e1" draw:end-color="#ffffff" draw:start-intensity="100%" draw:end-intensity="100%"/>
    <draw:gradient draw:name="a116" draw:style="linear" draw:angle="0" draw:start-color="#ffffff" draw:end-color="#ffffff" draw:start-intensity="100%" draw:end-intensity="100%"/>
    <draw:gradient draw:name="a417" draw:style="linear" draw:angle="0" draw:start-color="#ffffff" draw:end-color="#ffffff" draw:start-intensity="100%" draw:end-intensity="100%"/>
    <draw:gradient draw:name="a463" draw:style="radial" draw:cx="50%" draw:cy="175%" draw:start-color="#e1e1e1" draw:end-color="#ffffff" draw:start-intensity="100%" draw:end-intensity="100%"/>
    <draw:gradient draw:name="a372" draw:style="linear" draw:angle="0" draw:start-color="#ffffff" draw:end-color="#ffffff" draw:start-intensity="100%" draw:end-intensity="100%"/>
    <draw:gradient draw:name="a120" draw:style="radial" draw:cx="50%" draw:cy="175%" draw:start-color="#e1e1e1" draw:end-color="#ffffff" draw:start-intensity="100%" draw:end-intensity="100%"/>
    <draw:gradient draw:name="a145" draw:style="linear" draw:angle="0" draw:start-color="#ffffff" draw:end-color="#ffffff" draw:start-intensity="100%" draw:end-intensity="100%"/>
    <draw:gradient draw:name="a421" draw:style="radial" draw:cx="50%" draw:cy="175%" draw:start-color="#e1e1e1" draw:end-color="#ffffff" draw:start-intensity="100%" draw:end-intensity="100%"/>
    <draw:gradient draw:name="a3" draw:style="linear" draw:angle="0" draw:start-color="#ffffff" draw:end-color="#ffffff" draw:start-intensity="100%" draw:end-intensity="100%"/>
    <draw:gradient draw:name="a149" draw:style="radial" draw:cx="50%" draw:cy="175%" draw:start-color="#e1e1e1" draw:end-color="#ffffff" draw:start-intensity="100%" draw:end-intensity="100%"/>
    <draw:gradient draw:name="a7" draw:style="radial" draw:cx="50%" draw:cy="175%" draw:start-color="#e1e1e1" draw:end-color="#ffffff" draw:start-intensity="100%" draw:end-intensity="100%"/>
    <draw:gradient draw:name="a45" draw:style="linear" draw:angle="0" draw:start-color="#ffffff" draw:end-color="#ffffff" draw:start-intensity="100%" draw:end-intensity="100%"/>
    <draw:gradient draw:name="a313" draw:style="linear" draw:angle="0" draw:start-color="#ffffff" draw:end-color="#ffffff" draw:start-intensity="100%" draw:end-intensity="100%"/>
    <draw:gradient draw:name="a49" draw:style="radial" draw:cx="50%" draw:cy="175%" draw:start-color="#e1e1e1" draw:end-color="#ffffff" draw:start-intensity="100%" draw:end-intensity="100%"/>
    <draw:gradient draw:name="a317" draw:style="radial" draw:cx="50%" draw:cy="175%" draw:start-color="#e1e1e1" draw:end-color="#ffffff" draw:start-intensity="100%" draw:end-intensity="100%"/>
    <draw:gradient draw:name="a271" draw:style="linear" draw:angle="0" draw:start-color="#ffffff" draw:end-color="#ffffff" draw:start-intensity="100%" draw:end-intensity="100%"/>
    <draw:gradient draw:name="a74" draw:style="linear" draw:angle="0" draw:start-color="#ffffff" draw:end-color="#ffffff" draw:start-intensity="100%" draw:end-intensity="100%"/>
    <draw:gradient draw:name="a296" draw:style="linear" draw:angle="0" draw:start-color="#ffffff" draw:end-color="#ffffff" draw:start-intensity="100%" draw:end-intensity="100%"/>
    <draw:gradient draw:name="a204" draw:style="linear" draw:angle="0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6">
      <style:text-properties fo:font-variant="normal" fo:text-transform="none" fo:color="#b95c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.05in" fo:padding-left="0.13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1in" fo:padding-bottom="0.05in" fo:padding-left="0.16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.1in" fo:padding-bottom="0.05in" fo:padding-left="0.1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7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02in" fo:margin-right="0.02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1in" fo:padding-bottom="0.05in" fo:padding-left="0.2in" fo:padding-right="0.1in" draw:textarea-vertical-align="top" draw:textarea-horizontal-align="left" draw:fill="solid" draw:fill-color="#4e4c4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3ded1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46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1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5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e3ded1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2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e3ded1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e3ded1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6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">
      <style:drawing-page-properties draw:fill="solid" draw:fill-color="#e3ded1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e3ded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0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08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6">
      <text:list-level-style-bullet text:level="1" text:bullet-char="">
        <style:list-level-properties text:space-before="0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43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63in"/>
      </text:list-level-style-number>
      <text:list-level-style-number text:level="7" style:num-format="">
        <style:list-level-properties text:space-before="1.86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5in"/>
      </text:list-level-style-number>
    </text:list-style>
    <text:list-style style:name="a325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63in"/>
      </text:list-level-style-number>
      <text:list-level-style-number text:level="7" style:num-format="">
        <style:list-level-properties text:space-before="1.86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5in"/>
      </text:list-level-style-number>
    </text:list-style>
    <text:list-style style:name="a230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43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92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328">
      <text:list-level-style-number text:level="1" style:num-format="">
        <style:list-level-properties text:space-before="0in" text:min-label-width="0.22in"/>
      </text:list-level-style-number>
      <text:list-level-style-number text:level="2" style:num-format="">
        <style:list-level-properties text:space-before="0.38in" text:min-label-width="0.22in"/>
      </text:list-level-style-number>
      <text:list-level-style-number text:level="3" style:num-format="">
        <style:list-level-properties text:space-before="0.64in" text:min-label-width="0.22in"/>
      </text:list-level-style-number>
      <text:list-level-style-number text:level="4" style:num-format="">
        <style:list-level-properties text:space-before="0.9in" text:min-label-width="0.22in"/>
      </text:list-level-style-number>
      <text:list-level-style-number text:level="5" style:num-format="">
        <style:list-level-properties text:space-before="1.18in" text:min-label-width="0.22in"/>
      </text:list-level-style-number>
      <text:list-level-style-number text:level="6" style:num-format="">
        <style:list-level-properties text:space-before="1.41in" text:min-label-width="0.22in"/>
      </text:list-level-style-number>
      <text:list-level-style-number text:level="7" style:num-format="">
        <style:list-level-properties text:space-before="1.64in" text:min-label-width="0.22in"/>
      </text:list-level-style-number>
      <text:list-level-style-number text:level="8" style:num-format="">
        <style:list-level-properties text:space-before="1.88in" text:min-label-width="0.22in"/>
      </text:list-level-style-number>
      <text:list-level-style-number text:level="9" style:num-format="">
        <style:list-level-properties text:space-before="2.13in" text:min-label-width="0.22in"/>
      </text:list-level-style-number>
    </text:list-style>
    <text:list-style style:name="a233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43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342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95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345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21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237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63in"/>
      </text:list-level-style-number>
      <text:list-level-style-number text:level="7" style:num-format="">
        <style:list-level-properties text:space-before="1.86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5in"/>
      </text:list-level-style-number>
    </text:list-style>
    <text:list-style style:name="a250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348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24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99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471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254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28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474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160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163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477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38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63in"/>
      </text:list-level-style-number>
      <text:list-level-style-number text:level="7" style:num-format="">
        <style:list-level-properties text:space-before="1.86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5in"/>
      </text:list-level-style-number>
    </text:list-style>
    <text:list-style style:name="a166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180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183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389">
      <text:list-level-style-bullet text:level="1" text:bullet-char="">
        <style:list-level-properties text:space-before="0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63in"/>
      </text:list-level-style-number>
      <text:list-level-style-number text:level="7" style:num-format="">
        <style:list-level-properties text:space-before="1.86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5in"/>
      </text:list-level-style-number>
    </text:list-style>
    <text:list-style style:name="a187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33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43in" text:min-label-width="0.2in"/>
      </text:list-level-style-number>
      <text:list-level-style-number text:level="7" style:num-format="">
        <style:list-level-properties text:space-before="1.66in" text:min-label-width="0.2in"/>
      </text:list-level-style-number>
      <text:list-level-style-number text:level="8" style:num-format="">
        <style:list-level-properties text:space-before="1.9in" text:min-label-width="0.2in"/>
      </text:list-level-style-number>
      <text:list-level-style-number text:level="9" style:num-format="">
        <style:list-level-properties text:space-before="2.15in" text:min-label-width="0.2in"/>
      </text:list-level-style-number>
    </text:list-style>
    <text:list-style style:name="a224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44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42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33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43in" text:min-label-width="0.2in"/>
      </text:list-level-style-number>
      <text:list-level-style-number text:level="7" style:num-format="">
        <style:list-level-properties text:space-before="1.66in" text:min-label-width="0.2in"/>
      </text:list-level-style-number>
      <text:list-level-style-number text:level="8" style:num-format="">
        <style:list-level-properties text:space-before="1.9in" text:min-label-width="0.2in"/>
      </text:list-level-style-number>
      <text:list-level-style-number text:level="9" style:num-format="">
        <style:list-level-properties text:space-before="2.15in" text:min-label-width="0.2in"/>
      </text:list-level-style-number>
    </text:list-style>
    <text:list-style style:name="a86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227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241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351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89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33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43in" text:min-label-width="0.2in"/>
      </text:list-level-style-number>
      <text:list-level-style-number text:level="7" style:num-format="">
        <style:list-level-properties text:space-before="1.66in" text:min-label-width="0.2in"/>
      </text:list-level-style-number>
      <text:list-level-style-number text:level="8" style:num-format="">
        <style:list-level-properties text:space-before="1.9in" text:min-label-width="0.2in"/>
      </text:list-level-style-number>
      <text:list-level-style-number text:level="9" style:num-format="">
        <style:list-level-properties text:space-before="2.15in" text:min-label-width="0.2in"/>
      </text:list-level-style-number>
    </text:list-style>
    <text:list-style style:name="a15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244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18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text:list-style style:name="a355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247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ed3742" fo:font-family="Wingdings 2" style:font-charset="x-symbol" fo:font-size="100%"/>
      </text:list-level-style-bullet>
    </text:list-style>
    <text:list-style style:name="a480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157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484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170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1.4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1.66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2.15in" text:min-label-width="0.2in"/>
        <style:text-properties fo:color="#4a85bf" fo:font-family="Wingdings 2" style:font-charset="x-symbol" fo:font-size="100%"/>
      </text:list-level-style-bullet>
    </text:list-style>
    <text:list-style style:name="a174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1.8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2.06in" text:min-label-width="0.29in"/>
        <style:text-properties fo:color="#f07f09" fo:font-family="Wingdings 2" style:font-charset="x-symbol" fo:font-size="8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1.4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1.66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1.9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2.15in" text:min-label-width="0.2in"/>
        <style:text-properties fo:color="#ed3742" fo:font-family="Verdana" fo:font-size="112%"/>
      </text:list-level-style-bullet>
    </text:list-style>
    <text:list-style style:name="a177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1.41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1.64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1.8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2.13in" text:min-label-width="0.22in"/>
        <style:text-properties fo:color="#f07f09" fo:font-family="Verdana" fo:font-size="100%"/>
      </text:list-level-style-bullet>
    </text:list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spect" style:page-layout-name="pageLayout1" draw:style-name="a0">
      <draw:custom-shape svg:x="0.33333in" svg:y="0.36in" svg:width="9.33077in" svg:height="6.77692in" draw:id="id0" draw:style-name="a4" draw:name="Rounded Rectangle 6"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1" draw:style-name="a8" draw:name="Rounded Rectangle 8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2" draw:name="Title Placeholder 12" svg:x="0.55in" svg:y="5.45231in" svg:width="8.95in" svg:height="1.15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desc/>
      </draw:frame>
      <draw:frame draw:id="id3" presentation:style-name="a29" draw:name="Text Placeholder 3" svg:x="0.55in" svg:y="0.58in" svg:width="8.95in" svg:height="4.5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4" draw:name="Date Placeholder 24" svg:x="4.12984in" svg:y="6.68403in" svg:width="2.5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desc/>
      </draw:frame>
      <draw:frame draw:id="id5" presentation:style-name="a37" draw:name="Footer Placeholder 17" svg:x="6.62984in" svg:y="6.68403in" svg:width="2.5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6" presentation:style-name="a41" draw:name="Slide Number Placeholder 4" svg:x="9.12984in" svg:y="6.68403in" svg:width="0.5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desc/>
      </draw:frame>
    </style:master-page>
    <style:master-page style:name="Master1-Layout1-title-Title-Slide" style:page-layout-name="pageLayout1" draw:style-name="a42">
      <draw:custom-shape svg:x="0.33333in" svg:y="0.36in" svg:width="9.33077in" svg:height="6.77692in" draw:id="id7" draw:style-name="a46" draw:name="Rounded Rectangle 14">
        <svg:desc/>
        <text:p text:style-name="a44" text:class-names="" text:cond-style-name=""><text:span text:style-name="a4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3.4in" draw:id="id8" draw:style-name="a50" draw:name="Rounded Rectangle 9">
        <svg:desc/>
        <text:p text:style-name="a48" text:class-names="" text:cond-style-name=""><text:span text:style-name="a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" presentation:style-name="a54" draw:name="Title 4" svg:x="0.79in" svg:y="1.9906in" svg:width="8.5in" svg:height="2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desc/>
      </draw:frame>
      <draw:frame draw:id="id10" presentation:style-name="a58" draw:name="Subtitle 19" svg:x="0.79in" svg:y="4.03in" svg:width="8.5in" svg:height="1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desc/>
      </draw:frame>
      <draw:frame draw:id="id11" presentation:style-name="a63" draw:name="Date Placeholder 18" svg:x="4.12984in" svg:y="6.68403in" svg:width="2.5in" svg:height="0.39931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desc/>
      </draw:frame>
      <draw:frame draw:id="id12" presentation:style-name="a66" draw:name="Footer Placeholder 7" svg:x="6.62984in" svg:y="6.68403in" svg:width="2.5in" svg:height="0.39931in" presentation:class="footer" presentation:placeholder="false">
        <draw:text-box>
          <text:p text:style-name="a65" text:class-names="" text:cond-style-name=""><text:span text:style-name="a64" text:class-names=""/></text:p>
        </draw:text-box>
        <svg:desc/>
      </draw:frame>
      <draw:frame draw:id="id13" presentation:style-name="a70" draw:name="Slide Number Placeholder 10" svg:x="9.12984in" svg:y="6.68403in" svg:width="0.5in" svg:height="0.39931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desc/>
      </draw:frame>
    </style:master-page>
    <style:master-page style:name="Master1-Layout2-obj-Title-and-Content" style:page-layout-name="pageLayout1" draw:style-name="a71">
      <draw:custom-shape svg:x="0.33333in" svg:y="0.36in" svg:width="9.33077in" svg:height="6.77692in" draw:id="id14" draw:layer="Master1-bg" draw:style-name="a75" draw:name="Rounded Rectangle 6"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15" draw:layer="Master1-bg" draw:style-name="a79" draw:name="Rounded Rectangle 7">
        <svg:desc/>
        <text:p text:style-name="a77" text:class-names="" text:cond-style-name=""><text:span text:style-name="a7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6" presentation:style-name="a83" draw:name="Title 1" svg:x="0.55in" svg:y="5.45in" svg:width="8.95in" svg:height="1.15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desc/>
      </draw:frame>
      <draw:frame draw:id="id17" presentation:style-name="a100" draw:name="Content Placeholder 2" svg:x="0.55in" svg:y="0.58in" svg:width="8.95in" svg:height="4.58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05" draw:name="Date Placeholder 3" svg:x="4.12984in" svg:y="6.68403in" svg:width="2.5in" svg:height="0.39931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desc/>
      </draw:frame>
      <draw:frame draw:id="id19" presentation:style-name="a108" draw:name="Footer Placeholder 4" svg:x="6.62984in" svg:y="6.68403in" svg:width="2.5in" svg:height="0.39931in" presentation:class="footer" presentation:placeholder="false">
        <draw:text-box>
          <text:p text:style-name="a107" text:class-names="" text:cond-style-name=""><text:span text:style-name="a106" text:class-names=""/></text:p>
        </draw:text-box>
        <svg:desc/>
      </draw:frame>
      <draw:frame draw:id="id20" presentation:style-name="a112" draw:name="Slide Number Placeholder 5" svg:x="9.12984in" svg:y="6.68403in" svg:width="0.5in" svg:height="0.39931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desc/>
      </draw:frame>
    </style:master-page>
    <style:master-page style:name="Master1-Layout3-secHead-Section-Header" style:page-layout-name="pageLayout1" draw:style-name="a113">
      <draw:custom-shape svg:x="0.33333in" svg:y="0.36in" svg:width="9.33077in" svg:height="6.77692in" draw:id="id21" draw:style-name="a117" draw:name="Rounded Rectangle 13"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4.74774in" draw:id="id22" draw:style-name="a121" draw:name="Rounded Rectangle 10">
        <svg:desc/>
        <text:p text:style-name="a119" text:class-names="" text:cond-style-name=""><text:span text:style-name="a11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3" presentation:style-name="a125" draw:name="Title 1" svg:x="0.51219in" svg:y="5.39in" svg:width="8.95in" svg:height="0.74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desc/>
      </draw:frame>
      <draw:frame draw:id="id24" presentation:style-name="a129" draw:name="Text Placeholder 2" svg:x="0.51219in" svg:y="6.15101in" svg:width="8.95in" svg:height="0.46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desc/>
      </draw:frame>
      <draw:frame draw:id="id25" presentation:style-name="a134" draw:name="Date Placeholder 3" svg:x="4.12984in" svg:y="6.68403in" svg:width="2.5in" svg:height="0.39931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desc/>
      </draw:frame>
      <draw:frame draw:id="id26" presentation:style-name="a137" draw:name="Footer Placeholder 4" svg:x="6.62984in" svg:y="6.68403in" svg:width="2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7" presentation:style-name="a141" draw:name="Slide Number Placeholder 5" svg:x="9.12984in" svg:y="6.68403in" svg:width="0.5in" svg:height="0.39931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desc/>
      </draw:frame>
    </style:master-page>
    <style:master-page style:name="Master1-Layout4-twoObj-Two-Content" style:page-layout-name="pageLayout1" draw:style-name="a142">
      <draw:custom-shape svg:x="0.33333in" svg:y="0.36in" svg:width="9.33077in" svg:height="6.77692in" draw:id="id28" draw:layer="Master1-bg" draw:style-name="a146" draw:name="Rounded Rectangle 7"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29" draw:layer="Master1-bg" draw:style-name="a150" draw:name="Rounded Rectangle 8"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0" presentation:style-name="a154" draw:name="Title 1" svg:x="0.55in" svg:y="5.45231in" svg:width="8.95in" svg:height="1.15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desc/>
      </draw:frame>
      <draw:frame draw:id="id31" presentation:style-name="a171" draw:name="Content Placeholder 2" svg:x="0.5625in" svg:y="0.58in" svg:width="4.3in" svg:height="4.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2" presentation:style-name="a188" draw:name="Content Placeholder 3" svg:x="5.20052in" svg:y="0.58in" svg:width="4.3in" svg:height="4.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3" presentation:style-name="a193" draw:name="Date Placeholder 4" svg:x="4.12984in" svg:y="6.68403in" svg:width="2.5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desc/>
      </draw:frame>
      <draw:frame draw:id="id34" presentation:style-name="a196" draw:name="Footer Placeholder 5" svg:x="6.62984in" svg:y="6.68403in" svg:width="2.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desc/>
      </draw:frame>
      <draw:frame draw:id="id35" presentation:style-name="a200" draw:name="Slide Number Placeholder 6" svg:x="9.12984in" svg:y="6.68403in" svg:width="0.5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desc/>
      </draw:frame>
    </style:master-page>
    <style:master-page style:name="Master1-Layout5-twoTxTwoObj-Comparison" style:page-layout-name="pageLayout1" draw:style-name="a201">
      <draw:custom-shape svg:x="0.33333in" svg:y="0.36in" svg:width="9.33077in" svg:height="6.77692in" draw:id="id36" draw:layer="Master1-bg" draw:style-name="a205" draw:name="Rounded Rectangle 9"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37" draw:layer="Master1-bg" draw:style-name="a209" draw:name="Rounded Rectangle 10">
        <svg:desc/>
        <text:p text:style-name="a207" text:class-names="" text:cond-style-name=""><text:span text:style-name="a20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8" presentation:style-name="a213" draw:name="Title 1" svg:x="0.55in" svg:y="5.45in" svg:width="8.95in" svg:height="1.15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desc/>
      </draw:frame>
      <draw:frame draw:id="id39" presentation:style-name="a217" draw:name="Text Placeholder 2" svg:x="0.66407in" svg:y="0.63368in" svg:width="4.3in" svg:height="0.86632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desc/>
      </draw:frame>
      <draw:frame draw:id="id40" presentation:style-name="a221" draw:name="Text Placeholder 3" svg:x="5.08767in" svg:y="0.63368in" svg:width="4.3in" svg:height="0.86632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desc/>
      </draw:frame>
      <draw:frame draw:id="id41" presentation:style-name="a238" draw:name="Content Placeholder 4" svg:x="0.66407in" svg:y="1.58333in" svg:width="4.3in" svg:height="3.81667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2" presentation:style-name="a255" draw:name="Content Placeholder 5" svg:x="5.08767in" svg:y="1.58333in" svg:width="4.3in" svg:height="3.8166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60" draw:name="Date Placeholder 6" svg:x="4.12984in" svg:y="6.68403in" svg:width="2.5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desc/>
      </draw:frame>
      <draw:frame draw:id="id44" presentation:style-name="a263" draw:name="Footer Placeholder 7" svg:x="6.62984in" svg:y="6.68403in" svg:width="2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45" presentation:style-name="a267" draw:name="Slide Number Placeholder 8" svg:x="9.12984in" svg:y="6.68403in" svg:width="0.5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desc/>
      </draw:frame>
    </style:master-page>
    <style:master-page style:name="Master1-Layout6-titleOnly-Title-Only" style:page-layout-name="pageLayout1" draw:style-name="a268">
      <draw:custom-shape svg:x="0.33333in" svg:y="0.36in" svg:width="9.33077in" svg:height="6.77692in" draw:id="id46" draw:layer="Master1-bg" draw:style-name="a272" draw:name="Rounded Rectangle 5">
        <svg:desc/>
        <text:p text:style-name="a270" text:class-names="" text:cond-style-name=""><text:span text:style-name="a26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47" draw:layer="Master1-bg" draw:style-name="a276" draw:name="Rounded Rectangle 6">
        <svg:desc/>
        <text:p text:style-name="a274" text:class-names="" text:cond-style-name=""><text:span text:style-name="a27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8" presentation:style-name="a280" draw:name="Title 1" svg:x="0.55in" svg:y="5.45231in" svg:width="8.95in" svg:height="1.1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desc/>
      </draw:frame>
      <draw:frame draw:id="id49" presentation:style-name="a285" draw:name="Date Placeholder 2" svg:x="4.12984in" svg:y="6.68403in" svg:width="2.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desc/>
      </draw:frame>
      <draw:frame draw:id="id50" presentation:style-name="a288" draw:name="Footer Placeholder 3" svg:x="6.62984in" svg:y="6.68403in" svg:width="2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frame draw:id="id51" presentation:style-name="a292" draw:name="Slide Number Placeholder 4" svg:x="9.12984in" svg:y="6.68403in" svg:width="0.5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desc/>
      </draw:frame>
    </style:master-page>
    <style:master-page style:name="Master1-Layout7-blank-Blank" style:page-layout-name="pageLayout1" draw:style-name="a293">
      <draw:custom-shape svg:x="0.33333in" svg:y="0.36in" svg:width="9.33077in" svg:height="6.77692in" draw:id="id52" draw:style-name="a297" draw:name="Rounded Rectangle 6">
        <svg:desc/>
        <text:p text:style-name="a295" text:class-names="" text:cond-style-name=""><text:span text:style-name="a29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3" presentation:style-name="a302" draw:name="Date Placeholder 1" svg:x="4.12984in" svg:y="6.68403in" svg:width="2.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/></text:span><text:span text:style-name="a300" text:class-names=""/></text:p>
        </draw:text-box>
        <svg:desc/>
      </draw:frame>
      <draw:frame draw:id="id54" presentation:style-name="a305" draw:name="Footer Placeholder 2" svg:x="6.62984in" svg:y="6.68403in" svg:width="2.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desc/>
      </draw:frame>
      <draw:frame draw:id="id55" presentation:style-name="a309" draw:name="Slide Number Placeholder 3" svg:x="9.12984in" svg:y="6.68403in" svg:width="0.5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desc/>
      </draw:frame>
    </style:master-page>
    <style:master-page style:name="Master1-Layout8-objTx-Content-with-Caption" style:page-layout-name="pageLayout1" draw:style-name="a310">
      <draw:custom-shape svg:x="0.33333in" svg:y="0.36in" svg:width="9.33077in" svg:height="6.77692in" draw:id="id56" draw:layer="Master1-bg" draw:style-name="a314" draw:name="Rounded Rectangle 7"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57" draw:layer="Master1-bg" draw:style-name="a318" draw:name="Rounded Rectangle 8"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8" presentation:style-name="a322" draw:name="Title 1" svg:x="6.05729in" svg:y="0.58333in" svg:width="3.25in" svg:height="1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desc/>
      </draw:frame>
      <draw:frame draw:id="id59" presentation:style-name="a339" draw:name="Text Placeholder 2" svg:x="6.05736in" svg:y="1.58334in" svg:width="3.25in" svg:height="4.5998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56" draw:name="Content Placeholder 3" svg:x="0.83265in" svg:y="1.01722in" svg:width="5.05923in" svg:height="5.16667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361" draw:name="Date Placeholder 4" svg:x="4.12984in" svg:y="6.68403in" svg:width="2.5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desc/>
      </draw:frame>
      <draw:frame draw:id="id62" presentation:style-name="a364" draw:name="Footer Placeholder 5" svg:x="6.62984in" svg:y="6.68403in" svg:width="2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desc/>
      </draw:frame>
      <draw:frame draw:id="id63" presentation:style-name="a368" draw:name="Slide Number Placeholder 6" svg:x="9.12984in" svg:y="6.68403in" svg:width="0.5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desc/>
      </draw:frame>
    </style:master-page>
    <style:master-page style:name="Master1-Layout9-picTx-Picture-with-Caption" style:page-layout-name="pageLayout1" draw:style-name="a369">
      <draw:custom-shape svg:x="0.33333in" svg:y="0.36in" svg:width="9.33077in" svg:height="6.77692in" draw:id="id64" draw:style-name="a373" draw:name="Rounded Rectangle 14"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7in" svg:y="0.47481in" svg:width="2.54222in" svg:height="4.75in" draw:id="id65" draw:style-name="a376" draw:name="Round Single Corner Rectangle 10">
        <svg:desc/>
        <text:p text:style-name="a375" text:class-names="" text:cond-style-name=""><text:span text:style-name="a374" text:class-names=""/></text:p>
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2748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?f9 * ?f11 / 100000"/>
          <draw:equation draw:name="f13" draw:formula="?f4 - ?f12"/>
          <draw:equation draw:name="f14" draw:formula="?f12 * 29289 / 100000"/>
          <draw:equation draw:name="f15" draw:formula="?f4 - ?f14"/>
          <draw:equation draw:name="f16" draw:formula="21550000 - ?f2"/>
          <draw:equation draw:name="f17" draw:formula="if(?f16, ?f2, 21550000)"/>
          <draw:equation draw:name="f18" draw:formula="-21550000 - ?f17"/>
          <draw:equation draw:name="f19" draw:formula="if(?f18, -21550000, ?f17)"/>
          <draw:equation draw:name="f20" draw:formula="?f0 + ?f19"/>
          <draw:equation draw:name="f21" draw:formula="?f0 + ?f2"/>
          <draw:equation draw:name="f22" draw:formula="?f21 * ?f10 / ?f1"/>
          <draw:equation draw:name="f23" draw:formula="0 - ?f22"/>
          <draw:equation draw:name="f24" draw:formula="cos(?f23)"/>
          <draw:equation draw:name="f25" draw:formula="0 - ?f24"/>
          <draw:equation draw:name="f26" draw:formula="?f25 * ?f12"/>
          <draw:equation draw:name="f27" draw:formula="sin(?f23)"/>
          <draw:equation draw:name="f28" draw:formula="0 - ?f27"/>
          <draw:equation draw:name="f29" draw:formula="?f28 * ?f12"/>
          <draw:equation draw:name="f30" draw:formula="sqrt(?f26 * ?f26 + ?f29 * ?f29 + 0 * 0)"/>
          <draw:equation draw:name="f31" draw:formula="?f12 * ?f12 / ?f30"/>
          <draw:equation draw:name="f32" draw:formula="?f28 * ?f31"/>
          <draw:equation draw:name="f33" draw:formula="?f13 - ?f32"/>
          <draw:equation draw:name="f34" draw:formula="?f25 * ?f31"/>
          <draw:equation draw:name="f35" draw:formula="?f5 - ?f34"/>
          <draw:equation draw:name="f36" draw:formula="?f33 - ?f12"/>
          <draw:equation draw:name="f37" draw:formula="?f35 - ?f12"/>
          <draw:equation draw:name="f38" draw:formula="?f33 + ?f12"/>
          <draw:equation draw:name="f39" draw:formula="?f35 + ?f12"/>
          <draw:equation draw:name="f40" draw:formula="?f20 + ?f2"/>
          <draw:equation draw:name="f41" draw:formula="?f40 * ?f10 / ?f1"/>
          <draw:equation draw:name="f42" draw:formula="0 - ?f41"/>
          <draw:equation draw:name="f43" draw:formula="cos(?f42)"/>
          <draw:equation draw:name="f44" draw:formula="0 - ?f43"/>
          <draw:equation draw:name="f45" draw:formula="?f44 * ?f12"/>
          <draw:equation draw:name="f46" draw:formula="sin(?f42)"/>
          <draw:equation draw:name="f47" draw:formula="0 - ?f46"/>
          <draw:equation draw:name="f48" draw:formula="?f47 * ?f12"/>
          <draw:equation draw:name="f49" draw:formula="sqrt(?f45 * ?f45 + ?f48 * ?f48 + 0 * 0)"/>
          <draw:equation draw:name="f50" draw:formula="?f12 * ?f12 / ?f49"/>
          <draw:equation draw:name="f51" draw:formula="?f47 * ?f50"/>
          <draw:equation draw:name="f52" draw:formula="?f33 + ?f51"/>
          <draw:equation draw:name="f53" draw:formula="?f44 * ?f50"/>
          <draw:equation draw:name="f54" draw:formula="?f35 + ?f53"/>
          <draw:equation draw:name="f55" draw:formula="if(?f19, ?f13, ?f36)"/>
          <draw:equation draw:name="f56" draw:formula="if(?f19, ?f5, ?f37)"/>
          <draw:equation draw:name="f57" draw:formula="if(?f19, ?f13, ?f38)"/>
          <draw:equation draw:name="f58" draw:formula="if(?f19, ?f5, ?f39)"/>
          <draw:equation draw:name="f59" draw:formula="if(?f19, ?f36, ?f52)"/>
          <draw:equation draw:name="f60" draw:formula="if(?f19, ?f37, ?f54)"/>
          <draw:equation draw:name="f61" draw:formula="if(?f19, ?f38, ?f52)"/>
          <draw:equation draw:name="f62" draw:formula="if(?f19, ?f39, ?f54)"/>
        </draw:enhanced-geometry>
      </draw:custom-shape>
      <draw:frame draw:id="id66" presentation:style-name="a380" draw:name="Title 1" svg:x="0.5in" svg:y="5.48125in" svg:width="9in" svg:height="1.15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desc/>
      </draw:frame>
      <draw:frame draw:id="id67" presentation:style-name="a397" draw:name="Text Placeholder 3" svg:x="7.06771in" svg:y="0.58333in" svg:width="2.45in" svg:height="4.60573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402" draw:name="Date Placeholder 4" svg:x="4.12984in" svg:y="6.68403in" svg:width="2.5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desc/>
      </draw:frame>
      <draw:frame draw:id="id69" presentation:style-name="a405" draw:name="Footer Placeholder 5" svg:x="6.62984in" svg:y="6.68403in" svg:width="2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70" presentation:style-name="a409" draw:name="Slide Number Placeholder 6" svg:x="9.12984in" svg:y="6.68403in" svg:width="0.5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desc/>
      </draw:frame>
      <draw:frame draw:id="id71" presentation:style-name="a413" draw:name="Picture Placeholder 2" svg:x="0.46094in" svg:y="0.47656in" svg:width="6.48in" svg:height="4.75in" presentation:class="graphic" presentation:placeholder="false">
        <draw:text-box>
          <text:p text:style-name="a412" text:class-names="" text:cond-style-name=""><text:span text:style-name="a410" text:class-names="">Click icon to add picture</text:span><text:span text:style-name="a411" text:class-names=""/></text:p>
        </draw:text-box>
        <svg:desc/>
      </draw:frame>
    </style:master-page>
    <style:master-page style:name="Master1-Layout10-vertTx-Title-and-Vertical-Text" style:page-layout-name="pageLayout1" draw:style-name="a414">
      <draw:custom-shape svg:x="0.33333in" svg:y="0.36in" svg:width="9.33077in" svg:height="6.77692in" draw:id="id72" draw:layer="Master1-bg" draw:style-name="a418" draw:name="Rounded Rectangle 6"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73" draw:layer="Master1-bg" draw:style-name="a422" draw:name="Rounded Rectangle 7">
        <svg:desc/>
        <text:p text:style-name="a420" text:class-names="" text:cond-style-name=""><text:span text:style-name="a4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4" presentation:style-name="a426" draw:name="Title 1" svg:x="0.55in" svg:y="5.45in" svg:width="8.95in" svg:height="1.15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desc/>
      </draw:frame>
      <draw:frame draw:id="id75" presentation:style-name="a443" draw:name="Vertical Text Placeholder 2" svg:x="0.55in" svg:y="0.58in" svg:width="8.95in" svg:height="4.58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Second level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hird level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39" text:class-names="">Fifth level</text:span><text:span text:style-name="a4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6" presentation:style-name="a448" draw:name="Date Placeholder 3" svg:x="4.12984in" svg:y="6.68403in" svg:width="2.5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desc/>
      </draw:frame>
      <draw:frame draw:id="id77" presentation:style-name="a451" draw:name="Footer Placeholder 4" svg:x="6.62984in" svg:y="6.68403in" svg:width="2.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desc/>
      </draw:frame>
      <draw:frame draw:id="id78" presentation:style-name="a455" draw:name="Slide Number Placeholder 5" svg:x="9.12984in" svg:y="6.68403in" svg:width="0.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desc/>
      </draw:frame>
    </style:master-page>
    <style:master-page style:name="Master1-Layout11-vertTitleAndTx-Vertical-Title-and-Text" style:page-layout-name="pageLayout1" draw:style-name="a456">
      <draw:custom-shape svg:x="0.33333in" svg:y="0.36in" svg:width="9.33077in" svg:height="6.77692in" draw:id="id79" draw:layer="Master1-bg" draw:style-name="a460" draw:name="Rounded Rectangle 6"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4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45778in" svg:y="0.47481in" svg:width="9.08444in" svg:height="6in" draw:id="id80" draw:layer="Master1-bg" draw:style-name="a464" draw:name="Rounded Rectangle 7">
        <svg:desc/>
        <text:p text:style-name="a462" text:class-names="" text:cond-style-name=""><text:span text:style-name="a4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1" presentation:style-name="a468" draw:name="Vertical Title 1" svg:x="7.25in" svg:y="0.58334in" svg:width="2.16667in" svg:height="5.75in" presentation:class="title" presentation:placeholder="false">
        <draw:text-box>
          <text:p text:style-name="a467" text:class-names="" text:cond-style-name=""><text:span text:style-name="a465" text:class-names="">Click to edit Master title style</text:span><text:span text:style-name="a466" text:class-names=""/></text:p>
        </draw:text-box>
        <svg:desc/>
      </draw:frame>
      <draw:frame draw:id="id82" presentation:style-name="a485" draw:name="Vertical Text Placeholder 2" svg:x="0.58333in" svg:y="0.58334in" svg:width="6.5in" svg:height="5.75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Fifth le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3" presentation:style-name="a490" draw:name="Date Placeholder 3" svg:x="4.12984in" svg:y="6.68403in" svg:width="2.5in" svg:height="0.39931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/></text:span><text:span text:style-name="a488" text:class-names=""/></text:p>
        </draw:text-box>
        <svg:desc/>
      </draw:frame>
      <draw:frame draw:id="id84" presentation:style-name="a493" draw:name="Footer Placeholder 4" svg:x="6.62984in" svg:y="6.68403in" svg:width="2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85" presentation:style-name="a497" draw:name="Slide Number Placeholder 5" svg:x="9.12984in" svg:y="6.68403in" svg:width="0.5in" svg:height="0.39931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/></text:span><text:span text:style-name="a495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Lorem Ipsum</dc:title>
    <meta:initial-creator>MAYOUNG</meta:initial-creator>
    <dc:creator>MAYOUNG</dc:creator>
    <meta:creation-date>2013-07-26T08:27:52Z</meta:creation-date>
    <dc:date>2013-07-26T08:30:08Z</dc:date>
    <meta:template xlink:href="Aspect" xlink:type="simple"/>
    <meta:editing-cycles>2</meta:editing-cycles>
    <meta:editing-duration>PT123S</meta:editing-duration>
    <meta:document-statistic meta:paragraph-count="4" meta:word-count="192"/>
  </office:meta>
</office:document-meta>
</file>